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9.87mm" svg:height="87.86mm" svg:x="57.06mm" svg:y="371.16mm">
            <draw:object draw:notify-on-update-of-ranges="Sheet1.A88:Sheet1.A91 Sheet1.B88:Sheet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2.02mm" svg:height="89.99mm" svg:x="49.46mm" svg:y="470.5mm">
            <draw:object draw:notify-on-update-of-ranges="Sheet1.A109:Sheet1.A112 Sheet1.B109:Sheet1.B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76.73mm" svg:y="694.33mm">
            <draw:object draw:notify-on-update-of-ranges="Sheet1.B154:Sheet1.B154 Sheet1.A155:Sheet1.A158 Sheet1.B155:Sheet1.B158 Sheet1.A155:Sheet1.A158 Sheet1.C155:Sheet1.C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71.46mm" svg:y="594.01mm">
            <draw:object draw:notify-on-update-of-ranges="Sheet1.A142:Sheet1.A144 Sheet1.B141:Sheet1.B141 Sheet1.B142:Sheet1.B144 Sheet1.A142:Sheet1.A144 Sheet1.C141:Sheet1.C141 Sheet1.C142:Sheet1.C1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Lax_Friedric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1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319370900947" calcext:value-type="float">
            <text:p>0.1803193709009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895901932655216" calcext:value-type="float">
            <text:p>8.96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116881393388683" calcext:value-type="float">
            <text:p>1.17E-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991620075200415" calcext:value-type="float">
            <text:p>9.92E-08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00000131764225117434" calcext:value-type="float">
            <text:p>1.32E-10</text:p>
          </table:table-cell>
          <table:table-cell/>
          <table:table-cell table:style-name="ce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804092894888714" calcext:value-type="float">
            <text:p>8.04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764211648637049" calcext:value-type="float">
            <text:p>7.64E-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375483851561165" calcext:value-type="float">
            <text:p>3.75E-0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166627995511161" calcext:value-type="float">
            <text:p>1.67E-07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office:value-type="string" calcext:value-type="string">
            <text:p>time step =1.0e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0000132865150669582" calcext:value-type="float">
            <text:p>1.33E-1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64 element2</text:p>
          </table:table-cell>
          <table:table-cell office:value-type="string" calcext:value-type="string">
            <text:p>time step =1.0e-5</text:p>
          </table:table-cell>
          <table:table-cell/>
          <table:table-cell office:value-type="string" calcext:value-type="string">
            <text:p>Domain[0.0, 8.0]</text:p>
          </table:table-cell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  <table:table-cell office:value-type="string" calcext:value-type="string">
            <text:p>L2 norm(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912548105845173" calcext:value-type="float">
            <text:p>9.13E-03</text:p>
          </table:table-cell>
          <table:table-cell table:number-columns-repeated="2" table:style-name="ce2" office:value-type="float" office:value="0.00302790202150192" calcext:value-type="float">
            <text:p>3.03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417116755701709" calcext:value-type="float">
            <text:p>4.17E-04</text:p>
          </table:table-cell>
          <table:table-cell table:number-columns-repeated="2" table:style-name="ce2" office:value-type="float" office:value="0.000702882789510648" calcext:value-type="float">
            <text:p>7.03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224337409459439" calcext:value-type="float">
            <text:p>2.24E-04</text:p>
          </table:table-cell>
          <table:table-cell table:number-columns-repeated="2" table:style-name="ce2" office:value-type="float" office:value="0.000226215448165724" calcext:value-type="float">
            <text:p>2.26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16 elements</text:p>
          </table:table-cell>
          <table:table-cell office:value-type="string" calcext:value-type="string">
            <text:p>time step =1.0e-5</text:p>
          </table:table-cell>
          <table:table-cell/>
          <table:table-cell office:value-type="string" calcext:value-type="string">
            <text:p>Domain[0.0, 1.0]</text:p>
          </table:table-cell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=3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469545793171228" calcext:value-type="float">
            <text:p>4.70E-04</text:p>
          </table:table-cell>
          <table:table-cell table:style-name="ce2" office:value-type="float" office:value="0.000417116755701709" calcext:value-type="float">
            <text:p>4.17E-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106891021062171" calcext:value-type="float">
            <text:p>1.07E-06</text:p>
          </table:table-cell>
          <table:table-cell table:style-name="ce2" office:value-type="float" office:value="0.00000147667505500962" calcext:value-type="float">
            <text:p>1.48E-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0803082975443185" calcext:value-type="float">
            <text:p>8.03E-10</text:p>
          </table:table-cell>
          <table:table-cell table:style-name="ce2" office:value-type="float" office:value="0.000000000845443799612328" calcext:value-type="float">
            <text:p>8.45E-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00000312255353430278" calcext:value-type="float">
            <text:p>3.12E-12</text:p>
          </table:table-cell>
          <table:table-cell table:style-name="ce2" office:value-type="float" office:value="0.00000000000215045738974487" calcext:value-type="float">
            <text:p>2.15E-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00000523109200518939" calcext:value-type="float">
            <text:p>5.23E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-00-00</text:date>, <text:time style:data-style-name="N2" text:time-value="10:46:08.306850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9T12:07:37.871165558</dc:date>
    <meta:editing-duration>PT6H58M4S</meta:editing-duration>
    <meta:editing-cycles>94</meta:editing-cycles>
    <meta:document-statistic meta:table-count="1" meta:cell-count="13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8cm" svg:height="8.787cm" xlink:href=".." xlink:type="simple" chart:class="chart:scatter" chart:style-name="ch1">
        <chart:title svg:x="5.104cm" svg:y="0.311cm" chart:style-name="ch2">
          <text:p>L2 norm</text:p>
        </chart:title>
        <chart:subtitle svg:x="1.929cm" svg:y="1.265cm" chart:style-name="ch3">
          <text:p>Domain[0.0, 1.0], 1 element, time step = 2.0e-4</text:p>
        </chart:subtitle>
        <chart:plot-area chart:style-name="ch4" table:cell-range-address="Sheet1.A88:Sheet1.B91" svg:x="0.239cm" svg:y="2.123cm" svg:width="11.51cm" svg:height="5.508cm">
          <chartooo:coordinate-region svg:x="1.39cm" svg:y="2.322cm" svg:width="10.04cm" svg:height="4.662cm"/>
          <chart:axis chart:dimension="x" chart:name="primary-x" chart:style-name="ch5">
            <chart:title svg:x="5.818cm" svg:y="7.806cm" chart:style-name="ch6">
              <text:p>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88:Sheet1.B91" chart:class="chart:scatter">
            <chart:domain table:cell-range-address="Sheet1.A88:Sheet1.A9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8:Sheet1.A91</svg:desc>
                </draw:g>
              </table:table-cell>
              <table:table-cell office:value-type="float" office:value="0.180319370900947">
                <text:p>0.18031937090094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95901932655216">
                <text:p>0.089590193265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16881393388683">
                <text:p>0.0001168813933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991620075200415">
                <text:p>0.0000000991620075200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3cm" svg:height="9cm" xlink:href=".." xlink:type="simple" chart:class="chart:scatter" chart:style-name="ch1">
        <chart:title svg:x="5.211cm" svg:y="0.316cm" chart:style-name="ch2">
          <text:p>L2 norm</text:p>
        </chart:title>
        <chart:subtitle svg:x="1.93cm" svg:y="1.275cm" chart:style-name="ch3">
          <text:p>Domain[0.0, 1.0], 4 elements, time step = 2.0e-4</text:p>
        </chart:subtitle>
        <chart:plot-area chart:style-name="ch4" table:cell-range-address="Sheet1.A109:Sheet1.B112" svg:x="1.255cm" svg:y="2.138cm" svg:width="10.704cm" svg:height="5.701cm">
          <chartooo:coordinate-region svg:x="2.882cm" svg:y="2.338cm" svg:width="8.89cm" svg:height="4.854cm"/>
          <chart:axis chart:dimension="x" chart:name="primary-x" chart:style-name="ch5">
            <chart:title svg:x="6.431cm" svg:y="8.019cm" chart:style-name="ch6">
              <text:p>N</text:p>
            </chart:title>
          </chart:axis>
          <chart:axis chart:dimension="y" chart:name="primary-y" chart:style-name="ch7">
            <chart:title svg:x="0.451cm" svg:y="5.839cm" chart:style-name="ch8">
              <text:p>L2 norm(1)</text:p>
            </chart:title>
            <chart:grid chart:style-name="ch9" chart:class="major"/>
          </chart:axis>
          <chart:series chart:style-name="ch10" chart:values-cell-range-address="Sheet1.B109:Sheet1.B112" chart:class="chart:scatter">
            <chart:domain table:cell-range-address="Sheet1.A109:Sheet1.A11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09:Sheet1.A112</svg:desc>
                </draw:g>
              </table:table-cell>
              <table:table-cell office:value-type="float" office:value="0.00804092894888714">
                <text:p>0.00804092894888714</text:p>
                <draw:g>
                  <svg:desc>Sheet1.B109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764211648637049">
                <text:p>0.00076421164863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0375483851561165">
                <text:p>0.000000375483851561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00166627995511161">
                <text:p>0.000000166627995511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Error performance</text:p>
        </chart:title>
        <chart:subtitle svg:x="3.763cm" svg:y="1.275cm" chart:style-name="ch3">
          <text:p>16 elements, time step = 1.0e-5, domain[0.0, 1.0]</text:p>
        </chart:subtitle>
        <chart:legend chart:legend-position="end" svg:x="13.148cm" svg:y="3.952cm" style:legend-expansion="high" chart:style-name="ch4"/>
        <chart:plot-area chart:style-name="ch5" table:cell-range-address="Sheet1.B154:Sheet1.B158 Sheet1.A155:Sheet1.A158 Sheet1.C155:Sheet1.C158" chart:data-source-has-labels="column" svg:x="1.331cm" svg:y="2.138cm" svg:width="11.497cm" svg:height="5.701cm">
          <chartooo:coordinate-region svg:x="2.958cm" svg:y="2.338cm" svg:width="9.683cm" svg:height="4.854cm"/>
          <chart:axis chart:dimension="x" chart:name="primary-x" chart:style-name="ch6" chartooo:axis-type="auto">
            <chart:title svg:x="6.903cm" svg:y="8.019cm" chart:style-name="ch7">
              <text:p>N</text:p>
            </chart:title>
            <chart:categories table:cell-range-address="Sheet1.B154:Sheet1.B154"/>
          </chart:axis>
          <chart:axis chart:dimension="y" chart:name="primary-y" chart:style-name="ch8">
            <chart:title svg:x="0.451cm" svg:y="5.641cm" chart:style-name="ch9">
              <text:p>L2 norm</text:p>
            </chart:title>
            <chart:grid chart:style-name="ch10" chart:class="major"/>
          </chart:axis>
          <chart:series chart:style-name="ch11" chart:values-cell-range-address="Sheet1.B155:Sheet1.B158" chart:class="chart:scatter">
            <chart:domain table:cell-range-address="Sheet1.A155:Sheet1.A158"/>
            <chart:data-point chart:repeated="4"/>
          </chart:series>
          <chart:series chart:style-name="ch12" chart:values-cell-range-address="Sheet1.C155:Sheet1.C158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L2 norm(1)</text:p>
                <draw:g>
                  <svg:desc>Sheet1.B154:Sheet1.B154</svg:desc>
                </draw:g>
              </table:table-cell>
              <table:table-cell office:value-type="float" office:value="4">
                <text:p>4</text:p>
                <draw:g>
                  <svg:desc>Sheet1.A155:Sheet1.A158</svg:desc>
                </draw:g>
              </table:table-cell>
              <table:table-cell office:value-type="float" office:value="0.000469545793171228">
                <text:p>0.000469545793171228</text:p>
                <draw:g>
                  <svg:desc>Sheet1.B155:Sheet1.B158</svg:desc>
                </draw:g>
              </table:table-cell>
              <table:table-cell office:value-type="float" office:value="0.000417116755701709">
                <text:p>0.000417116755701709</text:p>
                <draw:g>
                  <svg:desc>Sheet1.C155:Sheet1.C158</svg:desc>
                </draw:g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106891021062171">
                <text:p>0.00000106891021062171</text:p>
              </table:table-cell>
              <table:table-cell office:value-type="float" office:value="0.00000147667505500962">
                <text:p>0.0000014766750550096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0000000803082975443185">
                <text:p>0.000000000803082975443185</text:p>
              </table:table-cell>
              <table:table-cell office:value-type="float" office:value="0.000000000845443799612328">
                <text:p>0.00000000084544379961232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000000000312255353430278">
                <text:p>0.00000000000312255353430278</text:p>
              </table:table-cell>
              <table:table-cell office:value-type="float" office:value="0.00000000000215045738974487">
                <text:p>0.000000000002150457389744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w performance</text:p>
        </chart:title>
        <chart:subtitle svg:x="3.868cm" svg:y="1.275cm" chart:style-name="ch3">
          <text:p>64 elements, time step=1.0e-5, domain[0.0, 8.0]</text:p>
        </chart:subtitle>
        <chart:legend chart:legend-position="end" svg:x="13.016cm" svg:y="3.952cm" style:legend-expansion="high" chart:style-name="ch4"/>
        <chart:plot-area chart:style-name="ch5" table:cell-range-address="Sheet1.A142:Sheet1.C144 Sheet1.B141:Sheet1.C141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41cm" chart:style-name="ch9">
              <text:p>L2 norm</text:p>
            </chart:title>
            <chart:grid chart:style-name="ch10" chart:class="major"/>
          </chart:axis>
          <chart:series chart:style-name="ch11" chart:values-cell-range-address="Sheet1.B142:Sheet1.B144" chart:label-cell-address="Sheet1.B141:Sheet1.B141" chart:class="chart:scatter">
            <chart:domain table:cell-range-address="Sheet1.A142:Sheet1.A144"/>
            <chart:data-point chart:repeated="3"/>
          </chart:series>
          <chart:series chart:style-name="ch12" chart:values-cell-range-address="Sheet1.C142:Sheet1.C144" chart:label-cell-address="Sheet1.C141:Sheet1.C14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1)</text:p>
                <draw:g>
                  <svg:desc>Sheet1.B141:Sheet1.B141</svg:desc>
                </draw:g>
              </table:table-cell>
              <table:table-cell office:value-type="string">
                <text:p>L2 norm(2)</text:p>
                <draw:g>
                  <svg:desc>Sheet1.C141:Sheet1.C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42:Sheet1.A144</svg:desc>
                </draw:g>
              </table:table-cell>
              <table:table-cell office:value-type="float" office:value="0.00912548105845173">
                <text:p>0.00912548105845173</text:p>
                <draw:g>
                  <svg:desc>Sheet1.B142:Sheet1.B144</svg:desc>
                </draw:g>
              </table:table-cell>
              <table:table-cell office:value-type="float" office:value="0.00302790202150192">
                <text:p>0.00302790202150192</text:p>
                <draw:g>
                  <svg:desc>Sheet1.C142:Sheet1.C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0417116755701709">
                <text:p>0.000417116755701709</text:p>
              </table:table-cell>
              <table:table-cell office:value-type="float" office:value="0.000702882789510648">
                <text:p>0.000702882789510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224337409459439">
                <text:p>0.000224337409459439</text:p>
              </table:table-cell>
              <table:table-cell office:value-type="float" office:value="0.000226215448165724">
                <text:p>0.0002262154481657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